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StarSymbol" svg:font-family="StarSymbol"/>
    <style:font-face style:name="Albany AMT" svg:font-family="'Albany AMT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Общая структура системы.</text:p>
      <text:p text:style-name="Standard"/>
      <text:p text:style-name="Standard">Центральный сервер:</text:p>
      <text:list text:style-name="L1">
        <text:list-item>
          <text:p text:style-name="P1">Хранит репозиторий пакетов - FTP/HTTP сервера с доступом по логину/паролю, содержащий непосредственно пакеты и информацию о них</text:p>
        </text:list-item>
        <text:list-item>
          <text:p text:style-name="P1">Хранит базу данных пользователей: аккаунты, состояние счета, доступ к отдельным разделам репозитория.</text:p>
        </text:list-item>
      </text:list>
      <text:list text:style-name="L2">
        <text:list-item>
          <text:p text:style-name="P2">Несет на себе систему контроля доступа: она проводит аутентификацию, на основе данных из базы пользователей выдает по запросу индексы пакетов, контролирует доступ к репозиторию.</text:p>
        </text:list-item>
      </text:list>
      <text:p text:style-name="Standard"/>
      <text:p text:style-name="Standard">Клиентская машина:</text:p>
      <text:list text:style-name="L3">
        <text:list-item>
          <text:p text:style-name="P3">идентифицируется на центральном сервере по логину/паролю</text:p>
        </text:list-item>
        <text:list-item>
          <text:p text:style-name="P3">Получает информацию о доступных пакетах (в виде файла packages.xml.gz)</text:p>
        </text:list-item>
        <text:list-item>
          <text:p text:style-name="P3">Запрашивает и получает сами пакеты</text:p>
        </text:list-item>
        <text:list-item>
          <text:p text:style-name="P3">Устанавливает, обновляет и удаляет пакеты у себя</text:p>
        </text:list-item>
        <text:list-item>
          <text:p text:style-name="P3">Хранит базу данных с информацией о доступных пакетах и установленных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StarSymbol" svg:font-family="StarSymbol"/>
    <style:font-face style:name="Albany AMT" svg:font-family="'Albany AMT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ru" fo:country="RU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Ari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DejaVu Sans" style:font-size-asian="14pt" style:font-name-complex="DejaVu Sans" style:font-size-complex="14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
  </meta:generator>
    <meta:creation-date>2007-01-31T17:17:35</meta:creation-date>
    <dc:date>2007-01-31T17:29:38</dc:date>
    <dc:language>ru-RU</dc:language>
    <meta:editing-cycles>2</meta:editing-cycles>
    <meta:editing-duration>PT12M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1" meta:word-count="99" meta:character-count="743"/>
  </office:meta>
</office:document-meta>
</file>